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</office:font-face-decls>
  <office:automatic-styles>
    <style:style style:name="P1" style:family="paragraph" style:parent-style-name="Standard">
      <style:text-properties officeooo:paragraph-rsid="0014b406"/>
    </style:style>
    <style:style style:name="P2" style:family="paragraph" style:parent-style-name="Standard">
      <style:text-properties fo:font-weight="bold" officeooo:rsid="0014b406" officeooo:paragraph-rsid="0014b406" style:font-weight-asian="bold" style:font-weight-complex="bold"/>
    </style:style>
    <style:style style:name="P3" style:family="paragraph" style:parent-style-name="Standard">
      <style:text-properties fo:font-weight="bold" officeooo:rsid="0014b406" officeooo:paragraph-rsid="001f7da2" style:font-weight-asian="bold" style:font-weight-complex="bold"/>
    </style:style>
    <style:style style:name="P4" style:family="paragraph" style:parent-style-name="Standard">
      <style:text-properties officeooo:rsid="0014b406" officeooo:paragraph-rsid="0014b406"/>
    </style:style>
    <style:style style:name="P5" style:family="paragraph" style:parent-style-name="Standard">
      <style:text-properties officeooo:rsid="0014b406" officeooo:paragraph-rsid="00185825"/>
    </style:style>
    <style:style style:name="P6" style:family="paragraph" style:parent-style-name="Standard">
      <style:text-properties officeooo:rsid="00185825" officeooo:paragraph-rsid="00185825"/>
    </style:style>
    <style:style style:name="P7" style:family="paragraph" style:parent-style-name="Standard">
      <style:text-properties officeooo:rsid="001c02aa" officeooo:paragraph-rsid="001c02aa"/>
    </style:style>
    <style:style style:name="P8" style:family="paragraph" style:parent-style-name="Standard">
      <style:text-properties officeooo:rsid="001f7da2" officeooo:paragraph-rsid="001f7da2"/>
    </style:style>
    <style:style style:name="P9" style:family="paragraph" style:parent-style-name="Standard">
      <style:text-properties fo:font-weight="normal" officeooo:rsid="0018d51d" officeooo:paragraph-rsid="001f7da2" style:font-weight-asian="normal" style:font-weight-complex="normal"/>
    </style:style>
    <style:style style:name="P10" style:family="paragraph" style:parent-style-name="Standard">
      <style:text-properties officeooo:rsid="0020e8b2" officeooo:paragraph-rsid="0020e8b2"/>
    </style:style>
    <style:style style:name="P11" style:family="paragraph" style:parent-style-name="Standard">
      <style:text-properties officeooo:rsid="00185825" officeooo:paragraph-rsid="00185825"/>
    </style:style>
    <style:style style:name="P12" style:family="paragraph" style:parent-style-name="Standard">
      <style:text-properties officeooo:rsid="001f7da2" officeooo:paragraph-rsid="001f7da2"/>
    </style:style>
    <style:style style:name="P13" style:family="paragraph" style:parent-style-name="Standard">
      <style:text-properties officeooo:rsid="0023a3a6" officeooo:paragraph-rsid="0023a3a6"/>
    </style:style>
    <style:style style:name="T1" style:family="text">
      <style:text-properties officeooo:rsid="0014b406"/>
    </style:style>
    <style:style style:name="T2" style:family="text">
      <style:text-properties officeooo:rsid="00159589"/>
    </style:style>
    <style:style style:name="T3" style:family="text">
      <style:text-properties officeooo:rsid="00185825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8d51d"/>
    </style:style>
    <style:style style:name="T6" style:family="text">
      <style:text-properties fo:font-weight="normal" officeooo:rsid="0018d51d" style:font-weight-asian="normal" style:font-weight-complex="normal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officeooo:rsid="001f7da2"/>
    </style:style>
    <style:style style:name="T9" style:family="text">
      <style:text-properties officeooo:rsid="00214106"/>
    </style:style>
    <style:style style:name="T10" style:family="text">
      <style:text-properties officeooo:rsid="002233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<text:span text:style-name="T5">B</text:span><text:span text:style-name="T2">itte </text:span><text:span text:style-name="T5">zu allen Übungen m</text:span><text:span text:style-name="T2">itbringen: </text:span><text:span text:style-name="T5">einen Gegenstand, den </text:span><text:span text:style-name="T9">die Nachbarn</text:span><text:span text:style-name="T5"> brauchen könnte</text:span></text:p>
      <text:p text:style-name="P9">Bitte zum dritten Übungsblock zusätzlich mitbringen: ein leuchtendes Objekt</text:p>
      <text:p text:style-name="P3"><text:span text:style-name="T6"/></text:p>
      <text:p text:style-name="P3"><text:span text:style-name="T7">Photowalk</text:span> </text:p>
      <text:p text:style-name="P2"/>
      <text:p text:style-name="P4"><text:span text:style-name="T4">Themen:</text:span><text:line-break/>* Abstraktion, <text:span text:style-name="T9">Form, </text:span>Farbe</text:p>
      <text:p text:style-name="P6">* Struktur</text:p>
      <text:p text:style-name="P1">* <text:span text:style-name="T1">Groß-Klein-Verhältnis</text:span></text:p>
      <text:p text:style-name="P5">* <text:span text:style-name="T3">Vordergrund, Mittelgrund, Hintergrund – ein Bild, </text:span><text:span text:style-name="T9">klar in</text:span><text:span text:style-name="T3"> 3 Ebenen </text:span><text:span text:style-name="T9">unterteilt</text:span></text:p>
      <text:p text:style-name="P6">* Analogie</text:p>
      <text:p text:style-name="P6">* Portrait: Person <text:span text:style-name="T10">mit Gegenstand in Pose</text:span> aus dem Zentrum rücken</text:p>
      <text:p text:style-name="P6">* mit der leeren Fläche arbeiten</text:p>
      <text:p text:style-name="P6">* Geister einfangen <text:span text:style-name="T8">(</text:span>mit Bewegungsunschärfe arbeiten<text:span text:style-name="T8">)</text:span></text:p>
      <text:p text:style-name="P6">* Freeze – Bewegtes in ein Bild bannen</text:p>
      <text:p text:style-name="P6">* <text:span text:style-name="T8">Arbeite mit einer ungewöhnlichen Perspektive</text:span></text:p>
      <text:p text:style-name="P8">* Setze die Perspektive als psychologische Komponente ein</text:p>
      <text:p text:style-name="P7"/>
      <text:p text:style-name="P8"><text:span text:style-name="T4">Für Fortgeschrittene:</text:span> </text:p>
      <text:p text:style-name="P8">Was macht deine Bilder aus? Gibt es irgendwelche fotografischen und/oder gestalterischen Stilmittel, die du verstärkt anwendest? Welche Motive ziehen dich besonders an? <text:line-break/>Hast du so etwas wie einen eigenen, einzigartigen Stil, an dem man deine Bilder erkennen könnte?</text:p>
      <text:p text:style-name="P8"/>
      <text:p text:style-name="P8">Auswahl/Besprechung: 7 Bilder/Person</text:p>
      <text:p text:style-name="P13">Das beste Bild fassen wir nochmal in Worte.</text:p>
      <text:p text:style-name="P8"/>
      <text:p text:style-name="P10"><text:span text:style-name="T4">Hinweis</text:span> </text:p>
      <text:p text:style-name="P10">* 2-3 Bilder vom selben Motiv machen. Mit dem Bildausschnitt spielen/näher herangehen, die eigenen Position verändern/von einer anderen Seite fotografieren, die Perspektive ändern, … <text:span text:style-name="T10">und die nicht so passenden Bilder sofort wieder löschen.</text:span></text:p>
      <text:p text:style-name="P10">* Hauptmotiv auch mal aus dem Zentrum rücken, auch wenn der Fokus darauf lieg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_5b_Kein_20_Absatzformat_5d_" style:display-name="[Kein Absatzformat]" style:family="paragraph">
      <style:paragraph-properties fo:margin-top="0cm" fo:margin-bottom="0cm" style:contextual-spacing="false" fo:line-height="120%" fo:text-align="start" style:justify-single-word="false" fo:hyphenation-ladder-count="no-limit" style:vertical-align="middle" style:writing-mode="lr-tb"/>
      <style:text-properties fo:color="#000000" loext:opacity="100%" style:text-line-through-style="none" style:text-line-through-type="none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font-size-asian="12pt" style:font-style-asian="normal" style:font-weight-asian="normal" style:text-emphasize="none" style:text-scale="100%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Trebuchet_20_HL" style:display-name="Trebuchet HL" style:family="paragraph" style:parent-style-name="_5b_Kein_20_Absatzformat_5d_">
      <style:paragraph-properties fo:margin-top="0cm" fo:margin-bottom="0cm" style:contextual-spacing="false" fo:line-height="120%" fo:text-align="start" style:justify-single-word="false" fo:hyphenation-ladder-count="no-limit" style:vertical-align="middle" style:writing-mode="lr-tb"/>
      <style:text-properties fo:color="#000000" loext:opacity="100%" style:text-line-through-style="none" style:text-line-through-type="none" style:font-name="Trebuchet MS" fo:font-family="'Trebuchet MS'" style:font-family-generic="roman" style:font-pitch="variable" fo:font-size="36pt" fo:letter-spacing="normal" fo:language="en" fo:country="US" fo:font-style="normal" style:text-underline-style="none" fo:font-weight="normal" style:font-size-asian="36pt" style:font-style-asian="normal" style:font-weight-asian="normal" style:text-emphasize="none" style:text-scale="100%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chapter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6T16:24:32.576000000</meta:creation-date>
    <dc:date>2025-09-28T12:13:11.773000000</dc:date>
    <meta:editing-duration>PT3H46M36S</meta:editing-duration>
    <meta:editing-cycles>13</meta:editing-cycles>
    <meta:generator>LibreOffice/7.6.5.2$Windows_X86_64 LibreOffice_project/38d5f62f85355c192ef5f1dd47c5c0c0c6d6598b</meta:generator>
    <meta:print-date>2025-09-28T11:52:16.308000000</meta:print-date>
    <meta:document-statistic meta:table-count="0" meta:image-count="0" meta:object-count="0" meta:page-count="1" meta:paragraph-count="21" meta:word-count="187" meta:character-count="1309" meta:non-whitespace-character-count="1137"/>
  </office:meta>
</office:document-meta>
</file>